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slide-outline1">
      <style:graphic-properties fo:min-height="8.036cm"/>
    </style:style>
    <style:style style:name="pr5" style:family="presentation" style:parent-style-name="Title_20_slide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32pt" fo:letter-spacing="normal" fo:font-style="normal" style:text-underline-style="none" fo:font-weight="bold" style:font-name-asian="Raleway" style:font-size-asian="32pt" style:font-style-asian="normal" style:font-weight-asian="bold" style:font-name-complex="Raleway" style:font-size-complex="3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1" fo:font-size="32pt" fo:letter-spacing="normal" fo:font-style="normal" style:text-underline-style="none" fo:font-weight="normal" style:font-name-asian="Lato1" style:font-size-asian="32pt" style:font-style-asian="normal" style:font-weight-asian="normal" style:font-name-complex="Lato1" style:font-size-complex="3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1" fo:font-size="36pt" fo:letter-spacing="normal" fo:font-style="normal" style:text-underline-style="none" fo:font-weight="normal" style:font-name-asian="Lato1" style:font-size-asian="36pt" style:font-style-asian="normal" style:font-weight-asian="normal" style:font-name-complex="Lato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84" presentation:style-name="pr1" draw:text-style-name="P2" draw:layer="layout" svg:width="12.782cm" svg:height="2.05cm" svg:x="5.879cm" svg:y="1.367cm" presentation:class="title" presentation:user-transformed="true">
          <draw:text-box>
            <text:p text:style-name="P1"><text:span text:style-name="T1">Course contents</text:span></text:p>
          </draw:text-box>
        </draw:frame>
        <draw:frame draw:name="Shape 85" presentation:style-name="pr2" draw:text-style-name="P3" draw:layer="layout" svg:width="18.432cm" svg:height="8.445cm" svg:x="5.742cm" svg:y="3.999cm" presentation:class="subtitle" presentation:user-transformed="true">
          <draw:text-box>
            <text:p text:style-name="P1"><text:span text:style-name="T2">Unique Features of Python</text:span></text:p>
            <text:p text:style-name="P1"><text:span text:style-name="T2">Write &amp; Execute Python program</text:span></text:p>
            <text:p text:style-name="P1"><text:span text:style-name="T2">Syntax basics - must</text:span></text:p>
            <text:p text:style-name="P1"><text:span text:style-name="T2">Built-in keywords &amp; functions</text:span></text:p>
            <text:p text:style-name="P1"><text:span text:style-name="T2">Data structures – Mutables Vs Immutables</text:span></text:p>
            <text:p text:style-name="P1"><text:span text:style-name="T2">Python operators </text:span></text:p>
            <text:p text:style-name="P1"><text:span text:style-name="T2">Control structures &amp; conditional loops</text:span></text:p>
            <text:p text:style-name="P1"><text:span text:style-name="T2">Functions &amp; Methods</text:span></text:p>
            <text:p text:style-name="P1"><text:span text:style-name="T2">Modules &amp; Packages</text:span></text:p>
            <text:p text:style-name="P1"><text:span text:style-name="T2">File handling</text:span></text:p>
            <text:p text:style-name="P1"><text:span text:style-name="T2">OS module</text:span></text:p>
          </draw:text-box>
        </draw:frame>
        <presentation:notes draw:style-name="dp2">
          <draw:page-thumbnail draw:name="Shape 81" draw:style-name="gr1" draw:layer="layout" svg:width="16.932cm" svg:height="9.524cm" svg:x="1.059cm" svg:y="1.905cm" draw:page-number="1" presentation:class="page"/>
          <draw:frame draw:name="Shape 8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Shape 90" presentation:style-name="pr1" draw:text-style-name="P2" draw:layer="layout" svg:width="17.807cm" svg:height="2.016cm" svg:x="5.879cm" svg:y="1.367cm" presentation:class="title" presentation:user-transformed="true">
          <draw:text-box>
            <text:p text:style-name="P1"><text:span text:style-name="T1">Course contents contd...</text:span></text:p>
          </draw:text-box>
        </draw:frame>
        <draw:frame draw:name="Shape 91" presentation:style-name="pr2" draw:text-style-name="P3" draw:layer="layout" svg:width="18.432cm" svg:height="8.445cm" svg:x="5.742cm" svg:y="3.999cm" presentation:class="subtitle" presentation:user-transformed="true">
          <draw:text-box>
            <text:p text:style-name="P1"><text:span text:style-name="T2"/></text:p>
            <text:p text:style-name="P1"><text:span text:style-name="T2">Exception handling</text:span></text:p>
            <text:p text:style-name="P1"><text:span text:style-name="T2">Regular Expression</text:span></text:p>
            <text:p text:style-name="P1"><text:span text:style-name="T2">Classes &amp; Object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name="Shape 87" draw:style-name="gr1" draw:layer="layout" svg:width="16.932cm" svg:height="9.524cm" svg:x="1.059cm" svg:y="1.905cm" draw:page-number="2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" presentation:presentation-page-layout-name="AL1T0">
        <draw:frame draw:name="Shape 102" presentation:style-name="pr1" draw:text-style-name="P2" draw:layer="layout" svg:width="12.782cm" svg:height="2.05cm" svg:x="5.879cm" svg:y="1.367cm" presentation:class="title" presentation:user-transformed="true">
          <draw:text-box>
            <text:p text:style-name="P1"><text:span text:style-name="T1">Unique Features</text:span></text:p>
          </draw:text-box>
        </draw:frame>
        <draw:frame draw:name="Shape 103" presentation:style-name="pr2" draw:text-style-name="P3" draw:layer="layout" svg:width="18.432cm" svg:height="8.445cm" svg:x="5.742cm" svg:y="3.999cm" presentation:class="subtitle" presentation:user-transformed="true">
          <draw:text-box>
            <text:p text:style-name="P1"><text:span text:style-name="T2">Dynamically typed</text:span></text:p>
            <text:p text:style-name="P1"><text:span text:style-name="T2">Strictly typed</text:span></text:p>
            <text:p text:style-name="P1"><text:span text:style-name="T2">Interpreter lang - No compiler</text:span></text:p>
            <text:p text:style-name="P1"><text:span text:style-name="T2">Easy to learn &amp; read - English like</text:span></text:p>
            <text:p text:style-name="P1"><text:span text:style-name="T2">4 spaces indentation to write a code block </text:span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name="Shape 99" draw:style-name="gr1" draw:layer="layout" svg:width="16.932cm" svg:height="9.524cm" svg:x="1.059cm" svg:y="1.905cm" draw:page-number="3" presentation:class="page"/>
          <draw:frame draw:name="Shape 100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slide" presentation:presentation-page-layout-name="AL1T0">
        <draw:frame draw:name="Shape 120" presentation:style-name="pr1" draw:text-style-name="P2" draw:layer="layout" svg:width="19.79cm" svg:height="2.392cm" svg:x="3.832cm" svg:y="0.91cm" presentation:class="title" presentation:user-transformed="true">
          <draw:text-box>
            <text:p text:style-name="P1"><text:span text:style-name="T3">Write &amp; Execute Python </text:span><text:span text:style-name="T3">program</text:span></text:p>
          </draw:text-box>
        </draw:frame>
        <draw:frame draw:name="Shape 121" presentation:style-name="pr2" draw:text-style-name="P3" draw:layer="layout" svg:width="20.073cm" svg:height="8.684cm" svg:x="4.102cm" svg:y="3.76cm" presentation:class="subtitle" presentation:user-transformed="true">
          <draw:text-box>
            <text:p text:style-name="P1"><text:span text:style-name="T2">cat hello.py</text:span></text:p>
            <text:p text:style-name="P1"><text:span text:style-name="T2">#!/usr/bin/python</text:span></text:p>
            <text:p text:style-name="P1"><text:span text:style-name="T2">print(“Hello!! Python!”)</text:span></text:p>
            <text:p text:style-name="P1"><text:span text:style-name="T2"/></text:p>
            <text:p text:style-name="P1"><text:span text:style-name="T2">./hello.py</text:span></text:p>
            <text:p text:style-name="P1"><text:span text:style-name="T2">Hello!! Python!</text:span></text:p>
            <text:p text:style-name="P1"><text:span text:style-name="T2"/></text:p>
            <text:p text:style-name="P1"><text:span text:style-name="T2">cat hello.py</text:span></text:p>
            <text:p text:style-name="P1"><text:span text:style-name="T2">print(“Hello! Python”)</text:span></text:p>
            <text:p text:style-name="P1"><text:span text:style-name="T2"/></text:p>
            <text:p text:style-name="P1"><text:span text:style-name="T2">python hello.py</text:span></text:p>
            <text:p text:style-name="P1"><text:span text:style-name="T2">Hello! Python</text:span></text:p>
          </draw:text-box>
        </draw:frame>
        <presentation:notes draw:style-name="dp2">
          <draw:page-thumbnail draw:name="Shape 117" draw:style-name="gr1" draw:layer="layout" svg:width="16.932cm" svg:height="9.524cm" svg:x="1.059cm" svg:y="1.905cm" draw:page-number="4" presentation:class="page"/>
          <draw:frame draw:name="Shape 11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slide" presentation:presentation-page-layout-name="AL1T0">
        <draw:frame draw:name="Shape 120" presentation:style-name="pr1" draw:text-style-name="P2" draw:layer="layout" svg:width="19.79cm" svg:height="2.392cm" svg:x="3.832cm" svg:y="0.91cm" presentation:class="title" presentation:user-transformed="true">
          <draw:text-box>
            <text:p text:style-name="P1"><text:span text:style-name="T3">Write &amp; Execute Python program</text:span></text:p>
          </draw:text-box>
        </draw:frame>
        <draw:frame draw:name="Shape 121" presentation:style-name="pr2" draw:text-style-name="P3" draw:layer="layout" svg:width="20.073cm" svg:height="8.684cm" svg:x="4.102cm" svg:y="3.76cm" presentation:class="subtitle" presentation:user-transformed="true">
          <draw:text-box>
            <text:p text:style-name="P1"><text:span text:style-name="T2">&gt;&gt;&gt; print(“Hello Python!!”)</text:span></text:p>
            <text:p text:style-name="P1"><text:span text:style-name="T2">Hello Python!!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name="Shape 117" draw:style-name="gr1" draw:layer="layout" svg:width="16.932cm" svg:height="9.524cm" svg:x="1.059cm" svg:y="1.905cm" draw:page-number="5" presentation:class="page"/>
          <draw:frame draw:name="Shape 11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slide" presentation:presentation-page-layout-name="AL1T0">
        <draw:frame draw:name="Shape 126" presentation:style-name="pr1" draw:text-style-name="P2" draw:layer="layout" svg:width="16.981cm" svg:height="2.189cm" svg:x="5.879cm" svg:y="1.367cm" presentation:class="title" presentation:user-transformed="true">
          <draw:text-box>
            <text:p text:style-name="P1"><text:span text:style-name="T3">Python basics - must</text:span><text:span text:style-name="T3"><text:line-break/></text:span><text:span text:style-name="T3"/></text:p>
          </draw:text-box>
        </draw:frame>
        <draw:frame draw:name="Shape 127" presentation:style-name="pr2" draw:text-style-name="P3" draw:layer="layout" svg:width="18.432cm" svg:height="8.445cm" svg:x="5.742cm" svg:y="3.999cm" presentation:class="subtitle" presentation:user-transformed="true">
          <draw:text-box>
            <text:p text:style-name="P1"><text:span text:style-name="T2">No braces for block of codes</text:span></text:p>
            <text:p text:style-name="P1"><text:span text:style-name="T2">Use indentation – 4 spaces</text:span></text:p>
            <text:p text:style-name="P1"><text:span text:style-name="T2">Reserved words – in, is, and, or, not, break...</text:span></text:p>
            <text:p text:style-name="P1"><text:span text:style-name="T2">No semi colons. Use colons (:), instead</text:span></text:p>
            <text:p text:style-name="P1"><text:span text:style-name="T2">Functions, classes, conditional loops, </text:span></text:p>
            <text:p text:style-name="P1"><text:span text:style-name="T2">Control structures and with statements ends “:”</text:span></text:p>
            <text:p text:style-name="P1"><text:span text:style-name="T2">type() - prints what type of variable it is.</text:span></text:p>
            <text:p text:style-name="P1"><text:span text:style-name="T2">dir() - Supported built-in methods in list</text:span></text:p>
            <text:p text:style-name="P1"><text:span text:style-name="T2">id() - Returns identity of an object. Memory address.</text:span></text:p>
            <text:p text:style-name="P1"><text:span text:style-name="T2"/></text:p>
          </draw:text-box>
        </draw:frame>
        <presentation:notes draw:style-name="dp2">
          <draw:page-thumbnail draw:name="Shape 123" draw:style-name="gr1" draw:layer="layout" svg:width="16.932cm" svg:height="9.524cm" svg:x="1.059cm" svg:y="1.905cm" draw:page-number="6" presentation:class="page"/>
          <draw:frame draw:name="Shape 124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slide" presentation:presentation-page-layout-name="AL1T0">
        <draw:frame draw:name="Shape 132" presentation:style-name="pr1" draw:text-style-name="P5" draw:layer="layout" svg:width="18.782cm" svg:height="1.783cm" svg:x="5.588cm" svg:y="1.265cm" presentation:class="title" presentation:user-transformed="true">
          <draw:text-box>
            <text:p text:style-name="P1"><text:span text:style-name="T3">Python variables &amp; data types</text:span><text:span text:style-name="T4"><text:line-break/></text:span><text:span text:style-name="T4"/></text:p>
          </draw:text-box>
        </draw:frame>
        <draw:frame draw:name="Shape 133" presentation:style-name="pr2" draw:text-style-name="P3" draw:layer="layout" svg:width="18.432cm" svg:height="8.445cm" svg:x="5.742cm" svg:y="3.999cm" presentation:class="subtitle" presentation:user-transformed="true">
          <draw:text-box>
            <text:p text:style-name="P1"><text:span text:style-name="T2">Python identifiers:</text:span></text:p>
            <text:p text:style-name="P1"><text:span text:style-name="T2">Variables start with A to Z, a to z or an _.</text:span></text:p>
            <text:p text:style-name="P1"><text:span text:style-name="T2">Not allowed - $, @ and %</text:span></text:p>
            <text:p text:style-name="P1"><text:span text:style-name="T2">Case sensitive</text:span></text:p>
            <text:p text:style-name="P1"><text:span text:style-name="T2">Single _ starts: Private variable</text:span></text:p>
            <text:p text:style-name="P1"><text:span text:style-name="T2">Double __ starts: Strongly private</text:span></text:p>
            <text:p text:style-name="P1"><text:span text:style-name="T2">Double __ ends: Python special variable.</text:span></text:p>
            <text:p text:style-name="P1"><text:span text:style-name="T2">Class name starts with Upper case letter</text:span></text:p>
            <text:p text:style-name="P1"><text:span text:style-name="T2"/></text:p>
          </draw:text-box>
        </draw:frame>
        <presentation:notes draw:style-name="dp2">
          <draw:page-thumbnail draw:name="Shape 129" draw:style-name="gr1" draw:layer="layout" svg:width="16.932cm" svg:height="9.524cm" svg:x="1.059cm" svg:y="1.905cm" draw:page-number="7" presentation:class="page"/>
          <draw:frame draw:name="Shape 130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slide" presentation:presentation-page-layout-name="AL1T0">
        <draw:frame draw:name="Shape 132" presentation:style-name="pr1" draw:text-style-name="P5" draw:layer="layout" svg:width="18.782cm" svg:height="1.783cm" svg:x="5.588cm" svg:y="1.265cm" presentation:class="title" presentation:user-transformed="true">
          <draw:text-box>
            <text:p text:style-name="P1"><text:span text:style-name="T3">Python variables &amp; data types</text:span><text:span text:style-name="T4"><text:line-break/></text:span><text:span text:style-name="T4"/></text:p>
          </draw:text-box>
        </draw:frame>
        <draw:frame draw:name="Shape 133" presentation:style-name="pr2" draw:text-style-name="P3" draw:layer="layout" svg:width="18.432cm" svg:height="8.445cm" svg:x="5.742cm" svg:y="3.999cm" presentation:class="subtitle" presentation:user-transformed="true">
          <draw:text-box>
            <text:p text:style-name="P1"><text:span text:style-name="T2">&gt;&gt;&gt; x=12</text:span></text:p>
            <text:p text:style-name="P1"><text:span text:style-name="T2">&gt;&gt;&gt; x=y</text:span></text:p>
            <text:p text:style-name="P1"><text:span text:style-name="T2">&gt;&gt;&gt; x is y</text:span></text:p>
            <text:p text:style-name="P1"><text:span text:style-name="T2">True</text:span></text:p>
            <text:p text:style-name="P1"><text:span text:style-name="T2">&gt;&gt;&gt; id(x)</text:span></text:p>
            <text:p text:style-name="P1"><text:span text:style-name="T2">140507580681472</text:span></text:p>
            <text:p text:style-name="P1"><text:span text:style-name="T2">&gt;&gt;&gt; id(y)</text:span></text:p>
            <text:p text:style-name="P1"><text:span text:style-name="T2">140507580681472</text:span></text:p>
            <text:p text:style-name="P1"><text:span text:style-name="T2">&gt;&gt;&gt; x is y</text:span></text:p>
            <text:p text:style-name="P1"><text:span text:style-name="T2">True</text:span></text:p>
          </draw:text-box>
        </draw:frame>
        <presentation:notes draw:style-name="dp2">
          <draw:page-thumbnail draw:name="Shape 129" draw:style-name="gr1" draw:layer="layout" svg:width="16.932cm" svg:height="9.524cm" svg:x="1.059cm" svg:y="1.905cm" draw:page-number="8" presentation:class="page"/>
          <draw:frame draw:name="Shape 130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slide" presentation:presentation-page-layout-name="AL1T0">
        <draw:frame draw:name="Shape 132" presentation:style-name="pr1" draw:text-style-name="P5" draw:layer="layout" svg:width="18.782cm" svg:height="1.783cm" svg:x="5.588cm" svg:y="1.265cm" presentation:class="title" presentation:user-transformed="true">
          <draw:text-box>
            <text:p text:style-name="P1"><text:span text:style-name="T3">Python variables &amp; data types</text:span><text:span text:style-name="T4"><text:line-break/></text:span><text:span text:style-name="T4"/></text:p>
          </draw:text-box>
        </draw:frame>
        <draw:frame draw:name="Shape 133" presentation:style-name="pr2" draw:text-style-name="P3" draw:layer="layout" svg:width="18.432cm" svg:height="8.445cm" svg:x="5.742cm" svg:y="3.999cm" presentation:class="subtitle" presentation:user-transformed="true">
          <draw:text-box>
            <text:p text:style-name="P1"><text:span text:style-name="T2">&gt;&gt;&gt; y="as"</text:span></text:p>
            <text:p text:style-name="P1"><text:span text:style-name="T2">&gt;&gt;&gt; x="as"</text:span></text:p>
            <text:p text:style-name="P1"><text:span text:style-name="T2">&gt;&gt;&gt; id(x)</text:span></text:p>
            <text:p text:style-name="P1"><text:span text:style-name="T2">140507580537552</text:span></text:p>
            <text:p text:style-name="P1"><text:span text:style-name="T2">&gt;&gt;&gt; id(y)</text:span></text:p>
            <text:p text:style-name="P1"><text:span text:style-name="T2">140507580537552</text:span></text:p>
            <text:p text:style-name="P1"><text:span text:style-name="T2">&gt;&gt;&gt; x is y</text:span></text:p>
            <text:p text:style-name="P1"><text:span text:style-name="T2">True</text:span></text:p>
            <text:p text:style-name="P1"><text:span text:style-name="T2">&gt;&gt;&gt; x == y</text:span></text:p>
            <text:p text:style-name="P1"><text:span text:style-name="T2">True</text:span></text:p>
          </draw:text-box>
        </draw:frame>
        <presentation:notes draw:style-name="dp2">
          <draw:page-thumbnail draw:name="Shape 129" draw:style-name="gr1" draw:layer="layout" svg:width="16.932cm" svg:height="9.524cm" svg:x="1.059cm" svg:y="1.905cm" draw:page-number="9" presentation:class="page"/>
          <draw:frame draw:name="Shape 130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slide" presentation:presentation-page-layout-name="AL2T1">
        <draw:frame presentation:style-name="pr4" draw:layer="layout" svg:width="23.368cm" svg:height="10.668cm" svg:x="1.27cm" svg:y="1.778cm" presentation:class="outline" presentation:user-transformed="true">
          <draw:text-box>
            <text:list text:style-name="L2">
              <text:list-item>
                <text:p>Keywords: def, return, lambda, @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4652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13" presentation:style-name="Mpr1" draw:text-style-name="MP6" draw:layer="backgroundobjects" svg:width="17.587cm" svg:height="4.282cm" svg:x="6.588cm" svg:y="1.751cm" presentation:class="title" presentation:user-transformed="true">
        <draw:text-box>
          <text:p/>
        </draw:text-box>
      </draw:frame>
      <draw:frame draw:name="Shape 15" presentation:style-name="Mpr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8-10T22:15:16.427823971</dc:date>
    <meta:editing-duration>PT6H17M59S</meta:editing-duration>
    <meta:editing-cycles>7</meta:editing-cycles>
    <meta:document-statistic meta:object-count="61"/>
  </office:meta>
</office:document-meta>
</file>